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otingRecord" style:family="table">
      <style:table-properties style:width="7.412cm" table:align="left"/>
    </style:style>
    <style:style style:name="VotingRecord.A" style:family="table-column">
      <style:table-column-properties style:column-width="1.254cm"/>
    </style:style>
    <style:style style:name="VotingRecord.B" style:family="table-column">
      <style:table-column-properties style:column-width="1.131cm"/>
    </style:style>
    <style:style style:name="VotingRecord.C" style:family="table-column">
      <style:table-column-properties style:column-width="5.027cm"/>
    </style:style>
    <style:style style:name="VotingRecord.A1" style:family="table-cell">
      <style:table-cell-properties fo:padding="0.097cm" fo:border-left="none" fo:border-right="none" fo:border-top="none" fo:border-bottom="0.002cm solid #000000"/>
    </style:style>
    <style:style style:name="VotingRecord.C1" style:family="table-cell">
      <style:table-cell-properties fo:padding="0.097cm" fo:border-left="0.002cm solid #000000" fo:border-right="none" fo:border-top="none" fo:border-bottom="0.002cm solid #000000"/>
    </style:style>
    <style:style style:name="VotingRecord.A2" style:family="table-cell">
      <style:table-cell-properties fo:padding="0cm" fo:border="none"/>
    </style:style>
    <style:style style:name="VotingRecord.C2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222222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<text:span text:style-name="T5">______________________________</text:span></text:p>
      <text:p text:style-name="P2">Amendment Proposal: <text:span text:style-name="T4">It is proposed that the phrase “and ratified by a unanimous vote of officers and the approval of a Club Advisor” be struck from Section 9 of the Constitution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gnatures:</text:p>
      <text:p text:style-name="P3"><text:span text:style-name="T4">________________________________ </text:span><text:span text:style-name="T3">President</text:span></text:p>
      <text:p text:style-name="P3"><text:span text:style-name="T4">________________________________</text:span><text:span text:style-name="T3"> Vice President</text:span></text:p>
      <text:p text:style-name="P3"><text:span text:style-name="T4">________________________________</text:span><text:span text:style-name="T3"> Secretary</text:span></text:p>
      <text:p text:style-name="P3"><text:span text:style-name="T4">________________________________</text:span><text:span text:style-name="T3"> Treasurer</text:span></text:p>
      <text:p text:style-name="P3"><text:span text:style-name="T4">________________________________</text:span><text:span text:style-name="T3"> ICC Representative</text:span></text:p>
      <text:p text:style-name="P3"><text:span text:style-name="T4">________________________________</text:span><text:span text:style-name="T3"> Club Advisor</text:span></text:p>
      <text:p text:style-name="P3"><text:span text:style-name="T4">________________________________</text:span><text:span text:style-name="T3"> Assistant Club Advisor</text:span></text:p>
      <text:p text:style-name="P4"/>
      <text:p text:style-name="P5">Voting Record:</text:p>
      <table:table table:name="VotingRecord" table:style-name="VotingRecord">
        <table:table-column table:style-name="VotingRecord.A"/>
        <table:table-column table:style-name="VotingRecord.B"/>
        <table:table-column table:style-name="VotingRecord.C"/>
        <table:table-row>
          <table:table-cell table:style-name="VotingRecord.A1" office:value-type="string">
            <text:p text:style-name="P7"><text:s/>Yes </text:p>
          </table:table-cell>
          <table:table-cell table:style-name="VotingRecord.A1" office:value-type="string">
            <text:p text:style-name="P7"><text:s/>No </text:p>
          </table:table-cell>
          <table:table-cell table:style-name="VotingRecord.C1" office:value-type="string">
            <text:p text:style-name="P6">Officer </text:p>
          </table:table-cell>
        </table:table-row>
        <table:table-row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C2" office:value-type="string">
            <text:p text:style-name="P6">President</text:p>
          </table:table-cell>
        </table:table-row>
        <table:table-row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C2" office:value-type="string">
            <text:p text:style-name="P6">Vice President</text:p>
          </table:table-cell>
        </table:table-row>
        <table:table-row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C2" office:value-type="string">
            <text:p text:style-name="P6">Secretary</text:p>
          </table:table-cell>
        </table:table-row>
        <table:table-row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C2" office:value-type="string">
            <text:p text:style-name="P6">Treasurer</text:p>
          </table:table-cell>
        </table:table-row>
        <table:table-row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A2" office:value-type="string">
            <text:p text:style-name="P7"><text:span text:style-name="T6">☐</text:span> </text:p>
          </table:table-cell>
          <table:table-cell table:style-name="VotingRecord.C2" office:value-type="string">
            <text:p text:style-name="P6">ICC Representative</text:p>
          </table:table-cell>
        </table:table-row>
      </table:table>
      <text:p text:style-name="P4">Member voting record: ___/___</text:p>
      <text:p text:style-name="P4">Notes: </text:p>
      <text:p text:style-name="P4"/>
      <text:p text:style-name="P4"/>
      <text:p text:style-name="P4"/>
      <text:p text:style-name="P4"/>
      <text:p text:style-name="P3"><text:soft-page-break/><text:span text:style-name="T2">Action Taken:</text:span><text:span text:style-name="T3"> </text:span><text:span text:style-name="T4">_________________________________ </text:span><text:span text:style-name="T2">Date: </text:span><text:span text:style-name="T4">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8pt" style:font-size-asian="18pt" style:font-size-complex="1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mendment Proposal</text:span><text:tab/><text:span text:style-name="MT2">Date: <text:s text:c="1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Anthony Sterrett, Jr.</meta:initial-creator>
    <meta:creation-date>2012-08-16T13:48:28.87</meta:creation-date>
    <dc:date>2012-08-30T13:26:49.15</dc:date>
    <dc:creator>J. Anthony Sterrett, Jr.</dc:creator>
    <meta:editing-duration>PT15M</meta:editing-duration>
    <meta:editing-cycles>3</meta:editing-cycles>
    <meta:generator>OpenOffice.org/3.4$Win32 OpenOffice.org_project/340m1$Build-9590</meta:generator>
    <meta:document-statistic meta:table-count="1" meta:image-count="0" meta:object-count="0" meta:page-count="2" meta:paragraph-count="33" meta:word-count="88" meta:character-count="801"/>
  </office:meta>
</office:document-meta>
</file>